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InOrderTest.shouldVerifyInOrderUsingM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ificationInOr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InOrderTest.shouldMessagesPointToProper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Test.shouldVerifyInOrderWhenTwoChunksAreEqu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InOrderTest.shouldVerifySingleMockInOrderAndNotIn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